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112" officeooo:paragraph-rsid="0018b112"/>
    </style:style>
    <style:style style:name="P2" style:family="paragraph" style:parent-style-name="Standard">
      <style:text-properties officeooo:rsid="0018b112" officeooo:paragraph-rsid="001cd122"/>
    </style:style>
    <style:style style:name="P3" style:family="paragraph" style:parent-style-name="Standard">
      <style:text-properties officeooo:rsid="001cd122" officeooo:paragraph-rsid="001cd122"/>
    </style:style>
    <style:style style:name="P4" style:family="paragraph" style:parent-style-name="Standard">
      <style:text-properties officeooo:rsid="0018b112" officeooo:paragraph-rsid="0018b112"/>
    </style:style>
    <style:style style:name="P5" style:family="paragraph" style:parent-style-name="Standard">
      <style:text-properties officeooo:rsid="001f1c98" officeooo:paragraph-rsid="001f1c98"/>
    </style:style>
    <style:style style:name="T1" style:family="text">
      <style:text-properties officeooo:rsid="001cd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简介</text:p>
      <text:p text:style-name="P1">人工智能和机器学习的历史，背景</text:p>
      <text:p text:style-name="P1">神经网络和深度学习</text:p>
      <text:p text:style-name="P3">本论文的方法与研究意义</text:p>
      <text:p text:style-name="P1"/>
      <text:p text:style-name="P2">2.<text:span text:style-name="T1">基于神经网络模型的实现与优化</text:span></text:p>
      <text:p text:style-name="P1">理论基础</text:p>
      <text:p text:style-name="P1">ＲＮＮ　</text:p>
      <text:p text:style-name="P1">ＣＴＣ　</text:p>
      <text:p text:style-name="P1">神经网络的模型和实现</text:p>
      <text:p text:style-name="P1">模型的训练优化过程</text:p>
      <text:p text:style-name="P1"/>
      <text:p text:style-name="P2">3.<text:span text:style-name="T1">实际应用的结果分析</text:span></text:p>
      <text:p text:style-name="P1">测试方法和数据集介绍</text:p>
      <text:p text:style-name="P1">结果分析</text:p>
      <text:p text:style-name="P2">评估，与其他方法的结果对比</text:p>
      <text:p text:style-name="P1"/>
      <text:p text:style-name="P1">4.总结展望</text:p>
      <text:p text:style-name="P1">改进和展望</text:p>
      <text:p text:style-name="P1"/>
      <text:p text:style-name="P1"/>
      <text:p text:style-name="P5">2.理论基础：</text:p>
      <text:p text:style-name="P5">多层感知机可以模拟任何函数</text:p>
      <text:p text:style-name="P5">优化算法：梯度下降</text:p>
      <text:p text:style-name="P5">循环神经网络的结构和优化</text:p>
      <text:p text:style-name="P5"/>
      <text:p text:style-name="P5">5层LSTM 网络 ＋　dropout + ＣＴＣ</text:p>
      <text:p text:style-name="P5">lstm:基本组件，实现对特征的学习和记忆</text:p>
      <text:p text:style-name="P5">dropout:防止神经网络过拟合</text:p>
      <text:p text:style-name="P5">ctc：实现无分割训练的基础</text:p>
      <text:p text:style-name="P5"/>
      <text:p text:style-name="P5">训练优化：神经网络需要很多数据集来确定模型的参数。ＩＡＭ　</text:p>
      <text:p text:style-name="P5">时间：２天</text:p>
      <text:p text:style-name="P5">训练过程截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1:15:39.566007275</meta:creation-date>
    <dc:date>2018-04-12T18:14:22.912148314</dc:date>
    <meta:editing-duration>PT4H46M5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58" meta:character-count="293" meta:non-whitespace-character-count="285"/>
  </office:meta>
</office:document-meta>
</file>